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_liste(us)</text:p>
          </table:table-cell>
          <table:table-cell office:value-type="string" calcext:value-type="string">
            <text:p>time_arbre(us)</text:p>
          </table:table-cell>
          <table:table-cell office:value-type="string" calcext:value-type="string">
            <text:p>space_liste(mots)</text:p>
          </table:table-cell>
          <table:table-cell office:value-type="string" calcext:value-type="string">
            <text:p>space_arbre(mots)</text:p>
          </table:table-cell>
          <table:table-cell office:value-type="string" calcext:value-type="string">
            <text:p>1-taux</text:p>
          </table:table-cell>
          <table:table-cell office:value-type="string" calcext:value-type="string">
            <text:p>taux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formula="of:=100-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00" calcext:value-type="float">
            <text:p>1100</text:p>
          </table:table-cell>
          <table:table-cell office:value-type="float" office:value="1064" calcext:value-type="float">
            <text:p>1064</text:p>
          </table:table-cell>
          <table:table-cell office:value-type="float" office:value="71.42" calcext:value-type="float">
            <text:p>71,42</text:p>
          </table:table-cell>
          <table:table-cell table:formula="of:=100-[.F3]" office:value-type="float" office:value="28.58" calcext:value-type="float">
            <text:p>28,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80" calcext:value-type="float">
            <text:p>2680</text:p>
          </table:table-cell>
          <table:table-cell office:value-type="float" office:value="2655" calcext:value-type="float">
            <text:p>2655</text:p>
          </table:table-cell>
          <table:table-cell office:value-type="float" office:value="53.33" calcext:value-type="float">
            <text:p>53,33</text:p>
          </table:table-cell>
          <table:table-cell table:formula="of:=100-[.F4]" office:value-type="float" office:value="46.67" calcext:value-type="float">
            <text:p>46,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775" calcext:value-type="float">
            <text:p>2775</text:p>
          </table:table-cell>
          <table:table-cell office:value-type="float" office:value="2748" calcext:value-type="float">
            <text:p>2748</text:p>
          </table:table-cell>
          <table:table-cell office:value-type="float" office:value="53.33" calcext:value-type="float">
            <text:p>53,33</text:p>
          </table:table-cell>
          <table:table-cell table:formula="of:=100-[.F5]" office:value-type="float" office:value="46.67" calcext:value-type="float">
            <text:p>46,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6632" calcext:value-type="float">
            <text:p>6632</text:p>
          </table:table-cell>
          <table:table-cell office:value-type="float" office:value="6680" calcext:value-type="float">
            <text:p>6680</text:p>
          </table:table-cell>
          <table:table-cell office:value-type="float" office:value="41.93" calcext:value-type="float">
            <text:p>41,93</text:p>
          </table:table-cell>
          <table:table-cell table:formula="of:=100-[.F6]" office:value-type="float" office:value="58.07" calcext:value-type="float">
            <text:p>58,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6645" calcext:value-type="float">
            <text:p>6645</text:p>
          </table:table-cell>
          <table:table-cell office:value-type="float" office:value="6734" calcext:value-type="float">
            <text:p>6734</text:p>
          </table:table-cell>
          <table:table-cell office:value-type="float" office:value="58.06" calcext:value-type="float">
            <text:p>58,06</text:p>
          </table:table-cell>
          <table:table-cell table:formula="of:=100-[.F7]" office:value-type="float" office:value="41.94" calcext:value-type="float">
            <text:p>41,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  <table:table-cell office:value-type="float" office:value="216" calcext:value-type="float">
            <text:p>216</text:p>
          </table:table-cell>
          <table:table-cell office:value-type="float" office:value="15371" calcext:value-type="float">
            <text:p>15371</text:p>
          </table:table-cell>
          <table:table-cell office:value-type="float" office:value="15534" calcext:value-type="float">
            <text:p>15534</text:p>
          </table:table-cell>
          <table:table-cell office:value-type="float" office:value="31.74" calcext:value-type="float">
            <text:p>31,74</text:p>
          </table:table-cell>
          <table:table-cell table:formula="of:=100-[.F8]" office:value-type="float" office:value="68.26" calcext:value-type="float">
            <text:p>68,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5" calcext:value-type="float">
            <text:p>235</text:p>
          </table:table-cell>
          <table:table-cell office:value-type="float" office:value="381" calcext:value-type="float">
            <text:p>381</text:p>
          </table:table-cell>
          <table:table-cell office:value-type="float" office:value="15669" calcext:value-type="float">
            <text:p>15669</text:p>
          </table:table-cell>
          <table:table-cell office:value-type="float" office:value="15894" calcext:value-type="float">
            <text:p>15894</text:p>
          </table:table-cell>
          <table:table-cell office:value-type="float" office:value="39.68" calcext:value-type="float">
            <text:p>39,68</text:p>
          </table:table-cell>
          <table:table-cell table:formula="of:=100-[.F9]" office:value-type="float" office:value="60.32" calcext:value-type="float">
            <text:p>60,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22" calcext:value-type="float">
            <text:p>722</text:p>
          </table:table-cell>
          <table:table-cell office:value-type="float" office:value="693" calcext:value-type="float">
            <text:p>693</text:p>
          </table:table-cell>
          <table:table-cell office:value-type="float" office:value="41332" calcext:value-type="float">
            <text:p>41332</text:p>
          </table:table-cell>
          <table:table-cell office:value-type="float" office:value="41712" calcext:value-type="float">
            <text:p>41712</text:p>
          </table:table-cell>
          <table:table-cell office:value-type="float" office:value="24.41" calcext:value-type="float">
            <text:p>24,41</text:p>
          </table:table-cell>
          <table:table-cell table:formula="of:=100-[.F10]" office:value-type="float" office:value="75.59" calcext:value-type="float">
            <text:p>75,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1" calcext:value-type="float">
            <text:p>741</text:p>
          </table:table-cell>
          <table:table-cell office:value-type="float" office:value="725" calcext:value-type="float">
            <text:p>725</text:p>
          </table:table-cell>
          <table:table-cell office:value-type="float" office:value="41027" calcext:value-type="float">
            <text:p>41027</text:p>
          </table:table-cell>
          <table:table-cell office:value-type="float" office:value="41571" calcext:value-type="float">
            <text:p>41571</text:p>
          </table:table-cell>
          <table:table-cell office:value-type="float" office:value="29.13" calcext:value-type="float">
            <text:p>29,13</text:p>
          </table:table-cell>
          <table:table-cell table:formula="of:=100-[.F11]" office:value-type="float" office:value="70.87" calcext:value-type="float">
            <text:p>70,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40" calcext:value-type="float">
            <text:p>2640</text:p>
          </table:table-cell>
          <table:table-cell office:value-type="float" office:value="2482" calcext:value-type="float">
            <text:p>2482</text:p>
          </table:table-cell>
          <table:table-cell office:value-type="float" office:value="114429" calcext:value-type="float">
            <text:p>114429</text:p>
          </table:table-cell>
          <table:table-cell office:value-type="float" office:value="115745" calcext:value-type="float">
            <text:p>115745</text:p>
          </table:table-cell>
          <table:table-cell office:value-type="float" office:value="23.92" calcext:value-type="float">
            <text:p>23,92</text:p>
          </table:table-cell>
          <table:table-cell table:formula="of:=100-[.F12]" office:value-type="float" office:value="76.08" calcext:value-type="float">
            <text:p>76,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219" calcext:value-type="float">
            <text:p>9219</text:p>
          </table:table-cell>
          <table:table-cell office:value-type="float" office:value="8118" calcext:value-type="float">
            <text:p>8118</text:p>
          </table:table-cell>
          <table:table-cell office:value-type="float" office:value="345907" calcext:value-type="float">
            <text:p>345907</text:p>
          </table:table-cell>
          <table:table-cell office:value-type="float" office:value="348002" calcext:value-type="float">
            <text:p>348002</text:p>
          </table:table-cell>
          <table:table-cell office:value-type="float" office:value="16.43" calcext:value-type="float">
            <text:p>16,43</text:p>
          </table:table-cell>
          <table:table-cell table:formula="of:=100-[.F13]" office:value-type="float" office:value="83.57" calcext:value-type="float">
            <text:p>83,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220" calcext:value-type="float">
            <text:p>9220</text:p>
          </table:table-cell>
          <table:table-cell office:value-type="float" office:value="8342" calcext:value-type="float">
            <text:p>8342</text:p>
          </table:table-cell>
          <table:table-cell office:value-type="float" office:value="346057" calcext:value-type="float">
            <text:p>346057</text:p>
          </table:table-cell>
          <table:table-cell office:value-type="float" office:value="348775" calcext:value-type="float">
            <text:p>348775</text:p>
          </table:table-cell>
          <table:table-cell office:value-type="float" office:value="20.54" calcext:value-type="float">
            <text:p>20,54</text:p>
          </table:table-cell>
          <table:table-cell table:formula="of:=100-[.F14]" office:value-type="float" office:value="79.46" calcext:value-type="float">
            <text:p>79,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487" calcext:value-type="float">
            <text:p>7487</text:p>
          </table:table-cell>
          <table:table-cell office:value-type="float" office:value="7337" calcext:value-type="float">
            <text:p>7337</text:p>
          </table:table-cell>
          <table:table-cell office:value-type="float" office:value="318541" calcext:value-type="float">
            <text:p>318541</text:p>
          </table:table-cell>
          <table:table-cell office:value-type="float" office:value="322024" calcext:value-type="float">
            <text:p>322024</text:p>
          </table:table-cell>
          <table:table-cell office:value-type="float" office:value="26.22" calcext:value-type="float">
            <text:p>26,22</text:p>
          </table:table-cell>
          <table:table-cell table:formula="of:=100-[.F15]" office:value-type="float" office:value="73.78" calcext:value-type="float">
            <text:p>73,7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1063" calcext:value-type="float">
            <text:p>31063</text:p>
          </table:table-cell>
          <table:table-cell office:value-type="float" office:value="32064" calcext:value-type="float">
            <text:p>32064</text:p>
          </table:table-cell>
          <table:table-cell office:value-type="float" office:value="1128951" calcext:value-type="float">
            <text:p>1128951</text:p>
          </table:table-cell>
          <table:table-cell office:value-type="float" office:value="1133541" calcext:value-type="float">
            <text:p>1133541</text:p>
          </table:table-cell>
          <table:table-cell office:value-type="float" office:value="14.95" calcext:value-type="float">
            <text:p>14,95</text:p>
          </table:table-cell>
          <table:table-cell table:formula="of:=100-[.F16]" office:value-type="float" office:value="85.05" calcext:value-type="float">
            <text:p>85,0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3269" calcext:value-type="float">
            <text:p>33269</text:p>
          </table:table-cell>
          <table:table-cell office:value-type="float" office:value="32022" calcext:value-type="float">
            <text:p>32022</text:p>
          </table:table-cell>
          <table:table-cell office:value-type="float" office:value="1137789" calcext:value-type="float">
            <text:p>1137789</text:p>
          </table:table-cell>
          <table:table-cell office:value-type="float" office:value="1143180" calcext:value-type="float">
            <text:p>1143180</text:p>
          </table:table-cell>
          <table:table-cell office:value-type="float" office:value="16.91" calcext:value-type="float">
            <text:p>16,91</text:p>
          </table:table-cell>
          <table:table-cell table:formula="of:=100-[.F17]" office:value-type="float" office:value="83.09" calcext:value-type="float">
            <text:p>83,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678" calcext:value-type="float">
            <text:p>32678</text:p>
          </table:table-cell>
          <table:table-cell office:value-type="float" office:value="32067" calcext:value-type="float">
            <text:p>32067</text:p>
          </table:table-cell>
          <table:table-cell office:value-type="float" office:value="1146582" calcext:value-type="float">
            <text:p>1146582</text:p>
          </table:table-cell>
          <table:table-cell office:value-type="float" office:value="1152568" calcext:value-type="float">
            <text:p>1152568</text:p>
          </table:table-cell>
          <table:table-cell office:value-type="float" office:value="18.47" calcext:value-type="float">
            <text:p>18,47</text:p>
          </table:table-cell>
          <table:table-cell table:formula="of:=100-[.F18]" office:value-type="float" office:value="81.53" calcext:value-type="float">
            <text:p>81,5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1029" calcext:value-type="float">
            <text:p>31029</text:p>
          </table:table-cell>
          <table:table-cell office:value-type="float" office:value="30728" calcext:value-type="float">
            <text:p>30728</text:p>
          </table:table-cell>
          <table:table-cell office:value-type="float" office:value="1105844" calcext:value-type="float">
            <text:p>1105844</text:p>
          </table:table-cell>
          <table:table-cell office:value-type="float" office:value="1112297" calcext:value-type="float">
            <text:p>1112297</text:p>
          </table:table-cell>
          <table:table-cell office:value-type="float" office:value="21.02" calcext:value-type="float">
            <text:p>21,02</text:p>
          </table:table-cell>
          <table:table-cell table:formula="of:=100-[.F19]" office:value-type="float" office:value="78.98" calcext:value-type="float">
            <text:p>78,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086" calcext:value-type="float">
            <text:p>27086</text:p>
          </table:table-cell>
          <table:table-cell office:value-type="float" office:value="27549" calcext:value-type="float">
            <text:p>27549</text:p>
          </table:table-cell>
          <table:table-cell office:value-type="float" office:value="1014837" calcext:value-type="float">
            <text:p>1014837</text:p>
          </table:table-cell>
          <table:table-cell office:value-type="float" office:value="1022119" calcext:value-type="float">
            <text:p>1022119</text:p>
          </table:table-cell>
          <table:table-cell office:value-type="float" office:value="23.07" calcext:value-type="float">
            <text:p>23,07</text:p>
          </table:table-cell>
          <table:table-cell table:formula="of:=100-[.F20]" office:value-type="float" office:value="76.93" calcext:value-type="float">
            <text:p>76,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812" calcext:value-type="float">
            <text:p>26812</text:p>
          </table:table-cell>
          <table:table-cell office:value-type="float" office:value="26853" calcext:value-type="float">
            <text:p>26853</text:p>
          </table:table-cell>
          <table:table-cell office:value-type="float" office:value="1022639" calcext:value-type="float">
            <text:p>1022639</text:p>
          </table:table-cell>
          <table:table-cell office:value-type="float" office:value="1028417" calcext:value-type="float">
            <text:p>1028417</text:p>
          </table:table-cell>
          <table:table-cell office:value-type="float" office:value="23.46" calcext:value-type="float">
            <text:p>23,46</text:p>
          </table:table-cell>
          <table:table-cell table:formula="of:=100-[.F21]" office:value-type="float" office:value="76.54" calcext:value-type="float">
            <text:p>76,5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5418" calcext:value-type="float">
            <text:p>115418</text:p>
          </table:table-cell>
          <table:table-cell office:value-type="float" office:value="116387" calcext:value-type="float">
            <text:p>116387</text:p>
          </table:table-cell>
          <table:table-cell office:value-type="float" office:value="3891252" calcext:value-type="float">
            <text:p>3891252</text:p>
          </table:table-cell>
          <table:table-cell office:value-type="float" office:value="2899851" calcext:value-type="float">
            <text:p>2899851</text:p>
          </table:table-cell>
          <table:table-cell office:value-type="float" office:value="11.38" calcext:value-type="float">
            <text:p>11,38</text:p>
          </table:table-cell>
          <table:table-cell table:formula="of:=100-[.F22]" office:value-type="float" office:value="88.62" calcext:value-type="float">
            <text:p>88,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8:30:31.510796085</meta:creation-date>
    <dc:date>2023-11-04T22:30:10.207622214</dc:date>
    <meta:editing-duration>PT1H32M37S</meta:editing-duration>
    <meta:editing-cycles>6</meta:editing-cycles>
    <meta:generator>LibreOffice/7.5.2.2$Linux_X86_64 LibreOffice_project/50$Build-2</meta:generator>
    <meta:document-statistic meta:table-count="1" meta:cell-count="154" meta:object-count="0"/>
  </office:meta>
</office:document-meta>
</file>